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2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</style:style>
    <style:style style:name="P6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text-indent="0cm" style:auto-text-indent="false" fo:background-color="transparent" fo:padding="0cm" fo:border="none"/>
    </style:style>
    <style:style style:name="P7" style:family="paragraph" style:parent-style-name="Preformatted_20_Text">
      <loext:graphic-properties draw:fill="none" draw:fill-color="#ffffff"/>
      <style:paragraph-properties fo:margin-left="0cm" fo:margin-right="0cm" fo:line-height="150%" fo:text-align="start" style:justify-single-word="false" fo:background-color="transparent" fo:padding="0cm" fo:border="none"/>
    </style:style>
    <style:style style:name="P8" style:family="paragraph" style:parent-style-name="Preformatted_20_Text">
      <loext:graphic-properties draw:fill="none" draw:fill-color="#ffffff"/>
      <style:paragraph-properties fo:margin-left="0cm" fo:margin-right="0cm" fo:margin-top="0cm" fo:margin-bottom="0.499cm" style:contextual-spacing="false" fo:line-height="150%" fo:text-align="start" style:justify-single-word="false" fo:background-color="transparent" fo:padding="0cm" fo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2">
      <style:paragraph-properties fo:margin-left="0cm" fo:margin-right="0cm" fo:text-indent="0cm" style:auto-text-indent="false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3">
      <style:paragraph-properties fo:margin-left="0cm" fo:margin-right="0cm"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4">
      <style:paragraph-properties fo:margin-left="0cm" fo:margin-right="0cm" fo:text-indent="0cm" style:auto-text-indent="false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5">
      <style:paragraph-properties fo:margin-left="0cm" fo:margin-right="0cm" fo:text-indent="0cm" style:auto-text-indent="false"/>
    </style:style>
    <style:style style:name="P17" style:family="paragraph" style:parent-style-name="Text_20_body" style:list-style-name="L6">
      <style:paragraph-properties fo:margin-left="0cm" fo:margin-right="0cm" fo:text-indent="0cm" style:auto-text-indent="false"/>
    </style:style>
    <style:style style:name="P18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7">
      <style:paragraph-properties fo:margin-left="0cm" fo:margin-right="0cm" fo:text-indent="0cm" style:auto-text-indent="false"/>
    </style:style>
    <style:style style:name="P20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8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0cm" fo:margin-right="0cm" fo:text-indent="0cm" style:auto-text-indent="false" fo:padding="0.049cm" fo:border="0.06pt solid #000000"/>
      <style:text-properties loext:padding="0.049cm" loext:border="0.06pt solid #000000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loext:padding="0.049cm" loext:border="0.06pt solid #000000"/>
    </style:style>
    <style:style style:name="P24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.049cm" fo:border="0.06pt solid #000000"/>
      <style:text-properties loext:padding="0.049cm" loext:border="0.06pt solid #000000"/>
    </style:style>
    <style:style style:name="P25" style:family="paragraph" style:parent-style-name="Text_20_body" style:list-style-name="L9">
      <style:paragraph-properties fo:margin-left="0cm" fo:margin-right="0cm" fo:text-indent="0cm" style:auto-text-indent="false" fo:padding="0.049cm" fo:border="0.06pt solid #000000"/>
    </style:style>
    <style:style style:name="P26" style:family="paragraph" style:parent-style-name="Preformatted_20_Text" style:list-style-name="L9">
      <style:paragraph-properties fo:margin-left="0cm" fo:margin-right="0cm" fo:text-indent="0cm" style:auto-text-indent="false" fo:padding="0.049cm" fo:border="0.06pt solid #000000"/>
    </style:style>
    <style:style style:name="P27" style:family="paragraph" style:parent-style-name="Preformatted_20_Text" style:list-style-name="L9">
      <style:paragraph-properties fo:margin-left="0cm" fo:margin-right="0cm" fo:margin-top="0cm" fo:margin-bottom="0.499cm" style:contextual-spacing="false" fo:text-indent="0cm" style:auto-text-indent="false" fo:padding="0.049cm" fo:border="0.06pt solid #000000"/>
    </style:style>
    <style:style style:name="P28" style:family="paragraph" style:parent-style-name="Text_20_body" style:list-style-name="L9">
      <style:paragraph-properties fo:margin-left="0cm" fo:margin-right="0cm" fo:text-indent="0cm" style:auto-text-indent="false" fo:padding="0.049cm" fo:border="0.06pt solid #000000"/>
      <style:text-properties loext:padding="0.049cm" loext:border="0.06pt solid #000000"/>
    </style:style>
    <style:style style:name="T1" style:family="text">
      <style:text-properties fo:color="#383a42" loext:opacity="100%" fo:font-family="'Fira Code', 'Fira Mono', Menlo, Consolas, 'DejaVu Sans Mono', monospace" fo:background-color="transparent" loext:char-shading-value="0"/>
    </style:style>
    <style:style style:name="T2" style:family="text">
      <style:text-properties fo:color="#383a42" loext:opacity="100%" fo:background-color="transparent" loext:char-shading-value="0"/>
    </style:style>
    <style:style style:name="T3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forme sobre la Aplicación Print and Paint Studio</text:h>
      <text:h text:style-name="P2" text:outline-level="2">Descripción general</text:h>
      <text:p text:style-name="P3">Print and Paint Studio es una aplicación web orientada a la gestión de técnicas de pintura para modelos 3D en resina. La aplicación permite a los administradores gestionar videos de YouTube con técnicas de pintura, mientras que los usuarios pueden visualizarlos según su nivel de experiencia (principiante, intermedio, experto).</text:p>
      <text:h text:style-name="P2" text:outline-level="2">Tecnologías utilizadas</text:h>
      <text:list text:style-name="L1">
        <text:list-item>
          <text:p text:style-name="P4"><text:span text:style-name="Strong_20_Emphasis">Backend</text:span> : Flask (Python) </text:p>
        </text:list-item>
        <text:list-item>
          <text:p text:style-name="P4"><text:span text:style-name="Strong_20_Emphasis">Base de datos</text:span> : PostgreSQL </text:p>
        </text:list-item>
        <text:list-item>
          <text:p text:style-name="P4"><text:span text:style-name="Strong_20_Emphasis">Interfaz</text:span> : HTML, CSS, JavaScript, Bootstrap </text:p>
        </text:list-item>
        <text:list-item>
          <text:p text:style-name="P4"><text:span text:style-name="Strong_20_Emphasis">Contenedorización</text:span> : Docker y Docker Compose </text:p>
        </text:list-item>
        <text:list-item>
          <text:p text:style-name="P5"><text:span text:style-name="Strong_20_Emphasis">Herramientas adicionales</text:span> : Administrador (para gestión de base de datos) </text:p>
        </text:list-item>
      </text:list>
      <text:h text:style-name="P2" text:outline-level="2">Estructura del Proyecto</text:h>
      <text:p text:style-name="P6"><text:span text:style-name="Source_20_Text"><text:span text:style-name="T1">C:.</text:span></text:span></text:p>
      <text:p text:style-name="P7"><text:span text:style-name="Source_20_Text"><text:span text:style-name="T2">│ <text:s text:c="2"/></text:span></text:span><text:span text:style-name="Source_20_Text"><text:span text:style-name="T1">.env</text:span></text:span></text:p>
      <text:p text:style-name="P7"><text:span text:style-name="Source_20_Text"><text:span text:style-name="T2">│ <text:s text:c="2"/></text:span></text:span><text:span text:style-name="Source_20_Text"><text:span text:style-name="T1">app.py <text:s text:c="14"/># Aplicación principal de Flask</text:span></text:span></text:p>
      <text:p text:style-name="P7"><text:span text:style-name="Source_20_Text"><text:span text:style-name="T2">│ <text:s text:c="2"/></text:span></text:span><text:span text:style-name="Source_20_Text"><text:span text:style-name="T1">docker-compose.yml <text:s text:c="2"/># Configuración de contenedores</text:span></text:span></text:p>
      <text:p text:style-name="P7"><text:span text:style-name="Source_20_Text"><text:span text:style-name="T2">│ <text:s text:c="2"/></text:span></text:span><text:span text:style-name="Source_20_Text"><text:span text:style-name="T1">Dockerfile <text:s text:c="10"/># Instrucciones para construir la imagen</text:span></text:span></text:p>
      <text:p text:style-name="P7"><text:span text:style-name="Source_20_Text"><text:span text:style-name="T2">│ <text:s text:c="2"/></text:span></text:span><text:span text:style-name="Source_20_Text"><text:span text:style-name="T1">init.sql <text:s text:c="12"/># Script de inicialización de la BD</text:span></text:span></text:p>
      <text:p text:style-name="P7"><text:span text:style-name="Source_20_Text"><text:span text:style-name="T2">│ <text:s text:c="2"/></text:span></text:span><text:span text:style-name="Source_20_Text"><text:span text:style-name="T1">models.py <text:s text:c="11"/># Modelos de datos (ORM)</text:span></text:span></text:p>
      <text:p text:style-name="P7"><text:span text:style-name="Source_20_Text"><text:span text:style-name="T2">│ <text:s text:c="2"/></text:span></text:span><text:span text:style-name="Source_20_Text"><text:span text:style-name="T1">requirements.txt <text:s text:c="4"/># Dependencias de Python</text:span></text:span></text:p>
      <text:p text:style-name="P7"><text:span text:style-name="Source_20_Text"><text:span text:style-name="T2">│</text:span></text:span></text:p>
      <text:p text:style-name="P7"><text:span text:style-name="Source_20_Text"><text:span text:style-name="T2">└───</text:span></text:span><text:span text:style-name="Source_20_Text"><text:span text:style-name="T1">templates <text:s text:c="11"/># Plantillas HTML</text:span></text:span></text:p>
      <text:p text:style-name="P7"><text:span text:style-name="Source_20_Text"><text:span text:style-name="T2"><text:s text:c="4"/>│ <text:s text:c="2"/></text:span></text:span><text:span text:style-name="Source_20_Text"><text:span text:style-name="T1">index.html</text:span></text:span></text:p>
      <text:p text:style-name="P7"><text:span text:style-name="Source_20_Text"><text:span text:style-name="T2"><text:s text:c="4"/>│ <text:s text:c="2"/></text:span></text:span><text:span text:style-name="Source_20_Text"><text:span text:style-name="T1">login.html</text:span></text:span></text:p>
      <text:p text:style-name="P7"><text:span text:style-name="Source_20_Text"><text:span text:style-name="T2"><text:s text:c="4"/>│ <text:s text:c="2"/></text:span></text:span><text:span text:style-name="Source_20_Text"><text:span text:style-name="T1">register.html</text:span></text:span></text:p>
      <text:p text:style-name="P7"><text:span text:style-name="Source_20_Text"><text:span text:style-name="T2"><text:s text:c="4"/>│</text:span></text:span></text:p>
      <text:p text:style-name="P7"><text:span text:style-name="Source_20_Text"><text:span text:style-name="T2"><text:s text:c="4"/>├───</text:span></text:span><text:span text:style-name="Source_20_Text"><text:span text:style-name="T1">admin <text:s text:c="11"/># Interfaz de administración</text:span></text:span></text:p>
      <text:p text:style-name="P7"><text:span text:style-name="Source_20_Text"><text:span text:style-name="T2"><text:s text:c="4"/>│ <text:s text:c="6"/></text:span></text:span><text:span text:style-name="Source_20_Text"><text:span text:style-name="T1">dashboard.html</text:span></text:span></text:p>
      <text:p text:style-name="P7"><text:span text:style-name="Source_20_Text"><text:span text:style-name="T2"><text:s text:c="4"/>│ <text:s text:c="6"/></text:span></text:span><text:span text:style-name="Source_20_Text"><text:span text:style-name="T1">users.html</text:span></text:span></text:p>
      <text:p text:style-name="P7"><text:span text:style-name="Source_20_Text"><text:span text:style-name="T2"><text:s text:c="4"/>│ <text:s text:c="6"/></text:span></text:span><text:span text:style-name="Source_20_Text"><text:span text:style-name="T1">videos.html</text:span></text:span></text:p>
      <text:p text:style-name="P7"><text:span text:style-name="Source_20_Text"><text:span text:style-name="T2"><text:s text:c="4"/>│</text:span></text:span></text:p>
      <text:p text:style-name="P7"><text:span text:style-name="Source_20_Text"><text:span text:style-name="T2"><text:s text:c="4"/>└───</text:span></text:span><text:span text:style-name="Source_20_Text"><text:span text:style-name="T1">user <text:s text:c="12"/># Interfaz de usuario</text:span></text:span></text:p>
      <text:p text:style-name="P7"><text:span text:style-name="Source_20_Text"><text:span text:style-name="T2"><text:s text:c="12"/></text:span></text:span><text:span text:style-name="Source_20_Text"><text:span text:style-name="T1">dashboard.html</text:span></text:span></text:p>
      <text:p text:style-name="P7"><text:soft-page-break/><text:span text:style-name="Source_20_Text"><text:span text:style-name="T2"><text:s text:c="12"/></text:span></text:span><text:span text:style-name="Source_20_Text"><text:span text:style-name="T1">favorites.html</text:span></text:span></text:p>
      <text:p text:style-name="P7"><text:span text:style-name="Source_20_Text"><text:span text:style-name="T2"><text:s text:c="12"/></text:span></text:span><text:span text:style-name="Source_20_Text"><text:span text:style-name="T1">profile.html</text:span></text:span></text:p>
      <text:p text:style-name="P8"><text:span text:style-name="Source_20_Text"><text:span text:style-name="T2"><text:s text:c="12"/></text:span></text:span><text:span text:style-name="Source_20_Text"><text:span text:style-name="T1">videos.html</text:span></text:span></text:p>
      <text:h text:style-name="P2" text:outline-level="2">Funcionalidades implementadas</text:h>
      <text:list text:style-name="L2">
        <text:list-item>
          <text:p text:style-name="P9"><text:span text:style-name="Strong_20_Emphasis">Sistema de autenticación</text:span> : </text:p>
          <text:list>
            <text:list-item>
              <text:p text:style-name="P9">Registro de usuarios </text:p>
            </text:list-item>
            <text:list-item>
              <text:p text:style-name="P9">Inicio de sesión </text:p>
            </text:list-item>
            <text:list-item>
              <text:p text:style-name="P9">Roles (administrador/usuario) </text:p>
            </text:list-item>
            <text:list-item>
              <text:p text:style-name="P9">Niveles de experiencia (principiante/intermedio/experto) </text:p>
            </text:list-item>
          </text:list>
        </text:list-item>
        <text:list-item>
          <text:p text:style-name="P9"><text:span text:style-name="Strong_20_Emphasis">Gestión de vídeos</text:span> : </text:p>
          <text:list>
            <text:list-item>
              <text:p text:style-name="P9">CRUD completo (Crear, Leer, Actualizar, Eliminar) </text:p>
            </text:list-item>
            <text:list-item>
              <text:p text:style-name="P9">Categorización por dificultad y tipo </text:p>
            </text:list-item>
            <text:list-item>
              <text:p text:style-name="P9">Técnicas Múltiples por video con tiempos específicos </text:p>
            </text:list-item>
            <text:list-item>
              <text:p text:style-name="P9">Búsqueda y filtrado </text:p>
            </text:list-item>
          </text:list>
        </text:list-item>
        <text:list-item>
          <text:p text:style-name="P9"><text:span text:style-name="Strong_20_Emphasis">Experiencia de usuario</text:span> : </text:p>
          <text:list>
            <text:list-item>
              <text:p text:style-name="P9">Vídeos filtrados según nivel de experiencia. </text:p>
            </text:list-item>
            <text:list-item>
              <text:p text:style-name="P9">Sistema de favoritos </text:p>
            </text:list-item>
            <text:list-item>
              <text:p text:style-name="P10">Perfil personalizable </text:p>
            </text:list-item>
          </text:list>
        </text:list-item>
      </text:list>
      <text:h text:style-name="P2" text:outline-level="2">Modelos de datos</text:h>
      <text:list text:style-name="L3">
        <text:list-item>
          <text:p text:style-name="P11"><text:span text:style-name="Strong_20_Emphasis">Usuario</text:span> : Usuarios del sistema con roles y niveles de experiencia </text:p>
        </text:list-item>
        <text:list-item>
          <text:p text:style-name="P11"><text:span text:style-name="Strong_20_Emphasis">Vídeo</text:span> : Vídeos de YouTube con metadatos y categorización </text:p>
        </text:list-item>
        <text:list-item>
          <text:p text:style-name="P11"><text:span text:style-name="Strong_20_Emphasis">Técnica</text:span> : Técnicas específicas dentro de cada video con tiempos de inicio/fin </text:p>
        </text:list-item>
        <text:list-item>
          <text:p text:style-name="P12"><text:span text:style-name="Strong_20_Emphasis">Favorito</text:span> : Relación muchos a muchos entre usuarios y videos favoritos </text:p>
        </text:list-item>
      </text:list>
      <text:h text:style-name="P2" text:outline-level="2">Mejoras realizadas</text:h>
      <text:list text:style-name="L4">
        <text:list-item>
          <text:p text:style-name="P13">Implementación del sistema de técnicas múltiples por video. </text:p>
        </text:list-item>
        <text:list-item>
          <text:p text:style-name="P13">Corrección de problemas con plantillas y rutas </text:p>
        </text:list-item>
        <text:list-item>
          <text:p text:style-name="P13">Mejora en la visualización de fechas de registro </text:p>
        </text:list-item>
        <text:list-item>
          <text:p text:style-name="P13">Integración de Adminer para gestión de base de datos </text:p>
        </text:list-item>
        <text:list-item>
          <text:p text:style-name="P14">Script de automatización para inicio del entorno de desarrollo </text:p>
        </text:list-item>
      </text:list>
      <text:h text:style-name="P2" text:outline-level="2">Comandos Clave</text:h>
      <text:list text:style-name="L5">
        <text:list-item>
          <text:p text:style-name="P15"><text:span text:style-name="Strong_20_Emphasis">Iniciar la aplicación</text:span> :<text:span text:style-name="Source_20_Text">docker-compose up -d</text:span> </text:p>
        </text:list-item>
        <text:list-item>
          <text:p text:style-name="P15"><text:span text:style-name="Strong_20_Emphasis">Detener la aplicación</text:span> :<text:span text:style-name="Source_20_Text">docker-compose down</text:span> </text:p>
        </text:list-item>
        <text:list-item>
          <text:p text:style-name="P15"><text:span text:style-name="Strong_20_Emphasis">Reiniciar después de cambios</text:span> :<text:span text:style-name="Source_20_Text">docker-compose restart youtube_app</text:span> </text:p>
        </text:list-item>
        <text:list-item>
          <text:p text:style-name="P15"><text:span text:style-name="Strong_20_Emphasis">Ver registros</text:span> :<text:span text:style-name="Source_20_Text">docker-compose logs -f youtube_app</text:span> </text:p>
        </text:list-item>
        <text:list-item>
          <text:p text:style-name="P15"><text:span text:style-name="Strong_20_Emphasis">Acceder a la aplicación</text:span> : <text:a xlink:type="simple" xlink:href="http://127.0.0.1:3000/" text:style-name="Internet_20_link" text:visited-style-name="Visited_20_Internet_20_Link">http://127.0.0.1:3000</text:a> </text:p>
        </text:list-item>
        <text:list-item>
          <text:p text:style-name="P16"><text:span text:style-name="Strong_20_Emphasis">Acceder a un administrador</text:span> : <text:a xlink:type="simple" xlink:href="http://localhost:8080/" text:style-name="Internet_20_link" text:visited-style-name="Visited_20_Internet_20_Link">http://localhost:8080</text:a> </text:p>
        </text:list-item>
      </text:list>
      <text:h text:style-name="P2" text:outline-level="2"><text:soft-page-break/>Credenciales por defecto</text:h>
      <text:list text:style-name="L6">
        <text:list-item>
          <text:p text:style-name="P17"><text:span text:style-name="Strong_20_Emphasis">Administrador</text:span> : usuario: <text:span text:style-name="Source_20_Text">admin</text:span>, contraseña:<text:span text:style-name="Source_20_Text">admin123</text:span> </text:p>
        </text:list-item>
      </text:list>
      <text:h text:style-name="P2" text:outline-level="2">Recomendaciones para el Desarrollo</text:h>
      <text:list text:style-name="L7">
        <text:list-item>
          <text:p text:style-name="P18">Siempre reinicie los contenedores después de modificar el código. </text:p>
        </text:list-item>
        <text:list-item>
          <text:p text:style-name="P18">Usar <text:span text:style-name="Source_20_Text">docker-compose down -v</text:span>cuando se modifican modelos de datos </text:p>
        </text:list-item>
        <text:list-item>
          <text:p text:style-name="P18">Verificar los registros para detectar errores </text:p>
        </text:list-item>
        <text:list-item>
          <text:p text:style-name="P18">Seguir la estructura de carpetas establecida </text:p>
        </text:list-item>
        <text:list-item>
          <text:p text:style-name="P19">Mantener consistencia en los nombres de variables (usar inglés) </text:p>
        </text:list-item>
      </text:list>
      <text:h text:style-name="P2" text:outline-level="2">Problemas Comunes y Soluciones</text:h>
      <text:list text:style-name="L8">
        <text:list-item>
          <text:p text:style-name="P20"><text:span text:style-name="Strong_20_Emphasis">Error "Plantilla no encontrada"</text:span> : Verificar rutas y nombres de archivos en render_template() </text:p>
        </text:list-item>
        <text:list-item>
          <text:p text:style-name="P20"><text:span text:style-name="Strong_20_Emphasis">Error "variable indefinida"</text:span> : Asegurarse de pasar todas las variables necesarias a las plantillas </text:p>
        </text:list-item>
        <text:list-item>
          <text:p text:style-name="P20"><text:span text:style-name="Strong_20_Emphasis">Cambios no visibles</text:span> : Forzar recarga del navegador (Ctrl+F5) o reiniciar contenedores </text:p>
        </text:list-item>
        <text:list-item>
          <text:p text:style-name="P21"><text:span text:style-name="Strong_20_Emphasis">Problemas de conexión a BD</text:span> : Esperar a que PostgreSQL inicie completamente </text:p>
        </text:list-item>
      </text:list>
      <text:p text:style-name="P3">Este informe resume los aspectos clave de la aplicación para poder retomarla en futuras conversaciones.</text:p>
      <text:p text:style-name="Standard"/>
      <text:p text:style-name="Standard"/>
      <text:p text:style-name="P22">dime como puedo actualizar la pagina html en el contenedor</text:p>
      <text:p text:style-name="P23">Editar</text:p>
      <text:p text:style-name="P22">Para actualizar la página HTML en tu contenedor Docker, necesitas seguir estos pasos:</text:p>
      <text:list text:style-name="L9">
        <text:list-item>
          <text:p text:style-name="P24">Primero, crea el archivo HTML en tu sistema local con el contenido que he proporcionado.</text:p>
        </text:list-item>
        <text:list-item>
          <text:p text:style-name="P25"><text:span text:style-name="T3">Luego, copia el archivo al contenedor usando el comando Docker </text:span><text:span text:style-name="Source_20_Text"><text:span text:style-name="T3">cp</text:span></text:span><text:span text:style-name="T3">. Suponiendo que ya has creado el archivo </text:span><text:span text:style-name="Source_20_Text"><text:span text:style-name="T3">videos.html</text:span></text:span><text:span text:style-name="T3"> en tu directorio actual:</text:span></text:p>
          <text:p text:style-name="P26"><text:span text:style-name="Source_20_Text"><text:span text:style-name="T3"># Asegúrate de que la ruta del directorio exista primero</text:span></text:span></text:p>
          <text:p text:style-name="P26"><text:span text:style-name="Source_20_Text"><text:span text:style-name="T3">docker exec youtube_app mkdir -p /app/templates/admin</text:span></text:span></text:p>
          <text:p text:style-name="P26"/>
          <text:p text:style-name="P26"><text:span text:style-name="Source_20_Text"><text:span text:style-name="T3"># Copia el archivo al contenedor</text:span></text:span></text:p>
          <text:p text:style-name="P27"><text:span text:style-name="Source_20_Text"><text:span text:style-name="T3">docker cp videos.html youtube_app:/app/templates/admin/videos.html</text:span></text:span></text:p>
        </text:list-item>
        <text:list-item>
          <text:p text:style-name="P28">Verifica que el archivo se ha copiado correctamente:</text:p>
          <text:p text:style-name="P27"><text:span text:style-name="Source_20_Text"><text:span text:style-name="T3">docker exec youtube_app ls -la /app/templates/admin/</text:span></text:span></text:p>
        </text:list-item>
        <text:list-item>
          <text:p text:style-name="P28">Reinicia la aplicación Flask para que los cambios surtan efecto:</text:p>
          <text:p text:style-name="P27"><text:span text:style-name="Source_20_Text"><text:span text:style-name="T3">docker restart youtube_app</text:span></text:span>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0T21:07:18.610974600</meta:creation-date>
    <dc:date>2025-04-21T00:21:44.893265800</dc:date>
    <meta:editing-duration>PT1H24M30S</meta:editing-duration>
    <meta:editing-cycles>1</meta:editing-cycles>
    <meta:document-statistic meta:table-count="0" meta:image-count="0" meta:object-count="0" meta:page-count="4" meta:paragraph-count="94" meta:word-count="643" meta:character-count="4475" meta:non-whitespace-character-count="3717"/>
    <meta:generator>LibreOffice/25.2.2.2$Windows_X86_64 LibreOffice_project/7370d4be9e3cf6031a51beef54ff3bda878e3fac</meta:generator>
  </office:meta>
</office:document-meta>
</file>